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da08" officeooo:paragraph-rsid="0014da08"/>
    </style:style>
    <style:style style:name="P2" style:family="paragraph" style:parent-style-name="Standard">
      <style:text-properties officeooo:rsid="0014da08" officeooo:paragraph-rsid="00176203"/>
    </style:style>
    <style:style style:name="P3" style:family="paragraph" style:parent-style-name="Standard">
      <style:text-properties officeooo:rsid="0014da08" officeooo:paragraph-rsid="0018516d"/>
    </style:style>
    <style:style style:name="P4" style:family="paragraph" style:parent-style-name="Standard">
      <style:text-properties officeooo:rsid="0014da08" officeooo:paragraph-rsid="001a1a3e"/>
    </style:style>
    <style:style style:name="P5" style:family="paragraph" style:parent-style-name="Standard">
      <style:text-properties officeooo:rsid="0014da08" officeooo:paragraph-rsid="001f73bc"/>
    </style:style>
    <style:style style:name="P6" style:family="paragraph" style:parent-style-name="Standard">
      <style:paragraph-properties fo:text-align="center" style:justify-single-word="false"/>
      <style:text-properties fo:color="#800000" fo:font-weight="bold" officeooo:rsid="0014da08" officeooo:paragraph-rsid="0014da08" style:font-weight-asian="bold" style:font-weight-complex="bold"/>
    </style:style>
    <style:style style:name="P7" style:family="paragraph" style:parent-style-name="Standard">
      <style:text-properties fo:color="#0000ff" fo:font-weight="bold" officeooo:rsid="0014da08" officeooo:paragraph-rsid="0014da08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4da08" officeooo:paragraph-rsid="0014da08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837f8" officeooo:paragraph-rsid="001837f8" style:font-weight-asian="bold" style:font-weight-complex="bold"/>
    </style:style>
    <style:style style:name="P10" style:family="paragraph" style:parent-style-name="Standard">
      <style:text-properties officeooo:rsid="0018435b" officeooo:paragraph-rsid="0018435b"/>
    </style:style>
    <style:style style:name="P11" style:family="paragraph" style:parent-style-name="Standard">
      <style:text-properties officeooo:rsid="0018516d" officeooo:paragraph-rsid="0018516d"/>
    </style:style>
    <style:style style:name="P12" style:family="paragraph" style:parent-style-name="Standard">
      <style:text-properties officeooo:rsid="001a1a3e" officeooo:paragraph-rsid="001a1a3e"/>
    </style:style>
    <style:style style:name="P13" style:family="paragraph" style:parent-style-name="Standard">
      <style:text-properties officeooo:rsid="001d0938" officeooo:paragraph-rsid="001d0938"/>
    </style:style>
    <style:style style:name="P14" style:family="paragraph" style:parent-style-name="Standard">
      <style:text-properties officeooo:rsid="0020602a" officeooo:paragraph-rsid="0020602a"/>
    </style:style>
    <style:style style:name="P15" style:family="paragraph" style:parent-style-name="Standard">
      <style:text-properties officeooo:rsid="0020602a" officeooo:paragraph-rsid="0021976f"/>
    </style:style>
    <style:style style:name="P16" style:family="paragraph" style:parent-style-name="Standard">
      <style:text-properties officeooo:rsid="0021976f" officeooo:paragraph-rsid="0021976f"/>
    </style:style>
    <style:style style:name="P17" style:family="paragraph" style:parent-style-name="Standard">
      <style:text-properties officeooo:rsid="0021976f" officeooo:paragraph-rsid="0022ef54"/>
    </style:style>
    <style:style style:name="P18" style:family="paragraph" style:parent-style-name="Standard">
      <style:text-properties style:text-underline-style="solid" style:text-underline-type="double" style:text-underline-width="auto" style:text-underline-color="font-color" officeooo:rsid="0021976f" officeooo:paragraph-rsid="0021976f"/>
    </style:style>
    <style:style style:name="P19" style:family="paragraph" style:parent-style-name="Standard">
      <style:text-properties officeooo:rsid="00235012" officeooo:paragraph-rsid="00235012"/>
    </style:style>
    <style:style style:name="T1" style:family="text">
      <style:text-properties officeooo:rsid="0014da08"/>
    </style:style>
    <style:style style:name="T2" style:family="text">
      <style:text-properties officeooo:rsid="0016cce4"/>
    </style:style>
    <style:style style:name="T3" style:family="text">
      <style:text-properties officeooo:rsid="00176203"/>
    </style:style>
    <style:style style:name="T4" style:family="text">
      <style:text-properties officeooo:rsid="0018516d"/>
    </style:style>
    <style:style style:name="T5" style:family="text">
      <style:text-properties officeooo:rsid="001a1a3e"/>
    </style:style>
    <style:style style:name="T6" style:family="text">
      <style:text-properties officeooo:rsid="001d0938"/>
    </style:style>
    <style:style style:name="T7" style:family="text">
      <style:text-properties officeooo:rsid="001e6435"/>
    </style:style>
    <style:style style:name="T8" style:family="text">
      <style:text-properties officeooo:rsid="001e903f"/>
    </style:style>
    <style:style style:name="T9" style:family="text">
      <style:text-properties officeooo:rsid="001f73bc"/>
    </style:style>
    <style:style style:name="T10" style:family="text">
      <style:text-properties officeooo:rsid="0020602a"/>
    </style:style>
    <style:style style:name="T11" style:family="text">
      <style:text-properties officeooo:rsid="0021976f"/>
    </style:style>
    <style:style style:name="T12" style:family="text">
      <style:text-properties fo:color="#0000ff" fo:font-weight="bold" style:font-weight-asian="bold" style:font-weight-complex="bold"/>
    </style:style>
    <style:style style:name="T13" style:family="text">
      <style:text-properties fo:color="#0000ff" fo:font-weight="bold" officeooo:rsid="0022ef54" style:font-weight-asian="bold" style:font-weight-complex="bold"/>
    </style:style>
    <style:style style:name="T14" style:family="text">
      <style:text-properties fo:color="#0000ff"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5" style:family="text">
      <style:text-properties fo:color="#0000ff" style:text-underline-style="solid" style:text-underline-type="double" style:text-underline-width="auto" style:text-underline-color="font-color" fo:font-weight="bold" officeooo:rsid="0022ef54" style:font-weight-asian="bold" style:font-weight-complex="bold"/>
    </style:style>
    <style:style style:name="T16" style:family="text">
      <style:text-properties fo:color="#0000ff" style:text-underline-style="solid" style:text-underline-type="double" style:text-underline-width="auto" style:text-underline-color="font-color" fo:font-weight="bold" officeooo:rsid="00235012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roup: Rachel^3</text:p>
      <text:p text:style-name="P1"/>
      <text:p text:style-name="P7">I. Client and Server implementation</text:p>
      <text:p text:style-name="P8">1. Client:</text:p>
      <text:p text:style-name="P1">a. Command line arguments: path directory for folder that contains music files, server IP address/name and port number (Example: ./Project4Client -d ./MusicFiles -s mathcs02:31100)</text:p>
      <text:p text:style-name="P1"><text:tab/></text:p>
      <text:p text:style-name="P3">b. Actions:</text:p>
      <text:p text:style-name="P3"><text:tab/>- open connection with server</text:p>
      <text:p text:style-name="P1"/>
      <text:p text:style-name="P1"><text:s text:c="2"/><text:tab/>- display menu options for user with 4 commands: list, diff, sync and bye!</text:p>
      <text:p text:style-name="P1"/>
      <text:p text:style-name="P1"><text:s/><text:tab/>- listen for client input on stdin and check input validity</text:p>
      <text:p text:style-name="P1"><text:s text:c="4"/></text:p>
      <text:p text:style-name="P3"><text:tab/>- call function based on input</text:p>
      <text:p text:style-name="P3">LIST:</text:p>
      <text:p text:style-name="P1"><text:s text:c="8"/><text:tab/>+ Send LIST request</text:p>
      <text:p text:style-name="P1"><text:s text:c="8"/><text:tab/>+ Receive a LIST message from the server, with the length indicating the number of files <text:tab/>currently on the server, and the data are the file_name structs for those files.</text:p>
      <text:p text:style-name="P1"><text:tab/>+ Print out the file names currently on the server. If any file has the same content with files on</text:p>
      <text:p text:style-name="P3"><text:tab/>the client side, add a parentheses that says (duplicate content with [file name on client])</text:p>
      <text:p text:style-name="P3">DIFF:</text:p>
      <text:p text:style-name="P1"><text:tab/>+ Send LIST request and compare to files in current directory (comparing hash strings of the <text:tab/>file content)</text:p>
      <text:p text:style-name="P3"><text:tab/>+ Print out <text:s/>a list of files that the client has and the server doesn't, and a list of files that the <text:tab/>server has and the client doesn't.</text:p>
      <text:p text:style-name="P3">SYNC:</text:p>
      <text:p text:style-name="P1"><text:tab/>+ Send LIST request, compare to current files using hash string of file content.</text:p>
      <text:p text:style-name="P1"><text:tab/>+ For files that server has and the client does not, send a “PULL” message to request files from <text:tab/>server. <text:span text:style-name="T2">Upon receiving a “PUSH” message back from the server that contains files and their <text:tab/>contents, write those files on our client host.</text:span></text:p>
      <text:p text:style-name="P1"><text:tab/>+ For files that the client has and the server does not, send a “PUSH” message to send those <text:tab/>files to the server.</text:p>
      <text:p text:style-name="P1"><text:span text:style-name="T2">BYE:</text:span></text:p>
      <text:p text:style-name="P2"><text:span text:style-name="T2"><text:tab/>+</text:span> <text:span text:style-name="T3">S</text:span>end <text:span text:style-name="T4">B</text:span>YE! Message <text:span text:style-name="T2">to the server</text:span></text:p>
      <text:p text:style-name="P2"><text:span text:style-name="T3"><text:tab/>+ E</text:span>nd connection, <text:span text:style-name="T3">close socket and </text:span>end program </text:p>
      <text:p text:style-name="P1"/>
      <text:p text:style-name="P9">2. Server</text:p>
      <text:p text:style-name="P10">a. C<text:span text:style-name="T1">ommand line arg</text:span>ument<text:span text:style-name="T1">s: port </text:span>and the name of the log file</text:p>
      <text:p text:style-name="P1"/>
      <text:p text:style-name="P11">b. Actions:</text:p>
      <text:p text:style-name="P1"><text:s text:c="4"/><text:tab/>- set up connections</text:p>
      <text:p text:style-name="P4"><text:s text:c="3"/><text:tab/> </text:p>
      <text:p text:style-name="P4"><text:tab/>- accept connections</text:p>
      <text:p text:style-name="P1"><text:s text:c="7"/><text:tab/><text:tab/> - threading code</text:p>
      <text:p text:style-name="P1"/>
      <text:p text:style-name="P1"><text:s text:c="4"/><text:tab/>- function for handling each client</text:p>
      <text:p text:style-name="P1"><text:s text:c="3"/><text:tab/> <text:s text:c="4"/>- need some kind of variable for client information</text:p>
      <text:p text:style-name="P1"/>
      <text:p text:style-name="P1"><text:soft-page-break/><text:tab/>- <text:span text:style-name="T4">receive packet from client, read in the header struct to see which type of message it is and call <text:tab/>functions accordingly</text:span></text:p>
      <text:p text:style-name="P13"/>
      <text:p text:style-name="P13">Types of message received from the client:</text:p>
      <text:p text:style-name="P12">LIST:</text:p>
      <text:p text:style-name="P12"><text:tab/>+ <text:span text:style-name="T1">use <text:s/>“</text:span>find -maxdepth 1 -iname '*.mp3'"<text:span text:style-name="T1"> to get file name</text:span></text:p>
      <text:p text:style-name="P12"><text:tab/>+ <text:span text:style-name="T1">hash each file</text:span></text:p>
      <text:p text:style-name="P1"><text:tab/><text:span text:style-name="T5">+ </text:span>create <text:span text:style-name="T5">file_name </text:span>struct for each file name, hash pair and send <text:span text:style-name="T6">a LIST message.</text:span></text:p>
      <text:p text:style-name="P1"/>
      <text:p text:style-name="P1">PULL:</text:p>
      <text:p text:style-name="P1"><text:s text:c="8"/><text:tab/><text:span text:style-name="T6">+</text:span> get the size of each included file <text:span text:style-name="T6">that the client requests (base on struct file_name.filename)</text:span></text:p>
      <text:p text:style-name="P1"><text:s text:c="8"/><text:tab/><text:span text:style-name="T6">+ </text:span>create struct <text:s/><text:span text:style-name="T7">push_file </text:span>with file name and size <text:span text:style-name="T7">(in bytes)</text:span></text:p>
      <text:p text:style-name="P1"><text:s text:c="8"/><text:tab/><text:span text:style-name="T6">+ </text:span>read each file <text:span text:style-name="T7">with fread() into an unsigned char buffer</text:span></text:p>
      <text:p text:style-name="P1"><text:s text:c="8"/><text:tab/><text:span text:style-name="T6">+ </text:span>send each <text:span text:style-name="T7">push_file </text:span>struct, followed by associated file<text:span text:style-name="T8">'s</text:span> <text:span text:style-name="T7">content</text:span></text:p>
      <text:p text:style-name="P1"/>
      <text:p text:style-name="P1">PUSH:</text:p>
      <text:p text:style-name="P1"><text:tab/><text:span text:style-name="T9">+ for each file, read the first 259 bytes into push_file struct to find the name and the size in <text:tab/>bytes of the file.</text:span></text:p>
      <text:p text:style-name="P1"><text:span text:style-name="T9"><text:tab/>+ r</text:span>ead in <text:span text:style-name="T9">[push_file.size] bytes as the file content</text:span> and write it into <text:span text:style-name="T9">a new file in</text:span> the <text:span text:style-name="T9">server's <text:tab/></text:span>directory</text:p>
      <text:p text:style-name="P5"/>
      <text:p text:style-name="P14">BYE:</text:p>
      <text:p text:style-name="P1"><text:tab/><text:span text:style-name="T10">+ e</text:span>ach function needs to add to client information <text:span text:style-name="T10">during the process</text:span></text:p>
      <text:p text:style-name="P1"><text:s text:c="8"/><text:tab/><text:span text:style-name="T10">+ </text:span>after receiving BYE! message, need to try to open the file and append information</text:p>
      <text:p text:style-name="P1"><text:s text:c="7"/><text:tab/><text:span text:style-name="T10">+ </text:span><text:s/>kill thread after file has been written</text:p>
      <text:p text:style-name="P1"><text:s text:c="8"/></text:p>
      <text:p text:style-name="P1"/>
      <text:p text:style-name="P7">II. Struct<text:span text:style-name="T11">s</text:span></text:p>
      <text:p text:style-name="P1"/>
      <text:p text:style-name="P1"><text:span text:style-name="T10">1. Struct header: </text:span><text:s/>structure that forms the beginning of each message</text:p>
      <text:p text:style-name="P1"><text:span text:style-name="T10"><text:tab/>+ </text:span>char type[4<text:span text:style-name="T10">]: indicates the type of the message, can be “LIST”, “PUSH”, “PULL” or “BYE!”</text:span></text:p>
      <text:p text:style-name="P14"><text:tab/>+ int length: indicates the<text:span text:style-name="T1"> number of data items included in the message</text:span></text:p>
      <text:p text:style-name="P1"/>
      <text:p text:style-name="P14">2. Struct file_name: <text:span text:style-name="T1">structure used for LIST </text:span>and PULL<text:span text:style-name="T1"> requests</text:span></text:p>
      <text:p text:style-name="P1"><text:span text:style-name="T10"><text:tab/>+</text:span> char filename[ 255 ]: <text:span text:style-name="T10">the name of each file</text:span></text:p>
      <text:p text:style-name="P14"><text:tab/>+ char hash[ 64]: the hash string to detect duplicate files</text:p>
      <text:p text:style-name="P1"/>
      <text:p text:style-name="P14">3. Struct push_file: structure used for <text:span text:style-name="T11">PUSH messages that sends files and their contents</text:span></text:p>
      <text:p text:style-name="P15"><text:span text:style-name="T11"><text:tab/>+ <text:s/>unsigned int size: the size of the file's content, measured in bytes</text:span></text:p>
      <text:p text:style-name="P16"><text:tab/>+ char name[255]: the name of each file</text:p>
      <text:p text:style-name="P1"/>
      <text:p text:style-name="P18"><text:span text:style-name="T12">III. Messages</text:span></text:p>
      <text:p text:style-name="P1">LIST:</text:p>
      <text:p text:style-name="P1"><text:s text:c="4"/>client: "LIST", no data</text:p>
      <text:p text:style-name="P1"><text:s text:c="8"/>struct header packet;</text:p>
      <text:p text:style-name="P1"><text:s text:c="8"/>packet.type = "LIST";</text:p>
      <text:p text:style-name="P1"><text:s text:c="8"/>packet.length = 0;</text:p>
      <text:p text:style-name="P1"><text:s text:c="4"/>server: "LIST", list of files and corresponding hashes</text:p>
      <text:p text:style-name="P1"><text:s text:c="8"/>struct header packet;</text:p>
      <text:p text:style-name="P1"><text:soft-page-break/><text:s text:c="8"/>packet.type = "LIST";</text:p>
      <text:p text:style-name="P1"><text:s text:c="8"/>packet.length = $(files it has)</text:p>
      <text:p text:style-name="P1"><text:s text:c="8"/>-- send [length] file_name structs with file names and SHA256 hash</text:p>
      <text:p text:style-name="P1"/>
      <text:p text:style-name="P1">PULL: "PULL", list of files, <text:span text:style-name="T11">sent from client to server</text:span></text:p>
      <text:p text:style-name="P1"><text:s text:c="4"/>struct header packet;</text:p>
      <text:p text:style-name="P1"><text:s text:c="4"/>packet.type = "PULL";</text:p>
      <text:p text:style-name="P1"><text:s text:c="4"/>packet.length = $(files needed);</text:p>
      <text:p text:style-name="P1"><text:s text:c="4"/></text:p>
      <text:p text:style-name="P1"><text:s text:c="4"/>-- send [length] file_name structs with file names and SHA256 hash</text:p>
      <text:p text:style-name="P1"/>
      <text:p text:style-name="P1">PUSH: "PUSH", files</text:p>
      <text:p text:style-name="P1"><text:s text:c="4"/>struct header packet;</text:p>
      <text:p text:style-name="P1"><text:s text:c="4"/>packet.type = "PUSH";</text:p>
      <text:p text:style-name="P1"><text:s text:c="4"/>packet.length = $(number of files)</text:p>
      <text:p text:style-name="P1"><text:s text:c="4"/></text:p>
      <text:p text:style-name="P1"><text:s text:c="4"/>-- send [length] push_file structs, each followed by push_file.size bytes of that file's content</text:p>
      <text:p text:style-name="P1"/>
      <text:p text:style-name="P1">LEAVE: "BYE!", no data</text:p>
      <text:p text:style-name="P1"><text:s text:c="4"/>struct header packet;</text:p>
      <text:p text:style-name="P1"><text:s text:c="4"/>packet.type = "BYE!";</text:p>
      <text:p text:style-name="P1"><text:s text:c="4"/>packet.length = 0;</text:p>
      <text:p text:style-name="P1"/>
      <text:p text:style-name="P17"><text:span text:style-name="T14">I</text:span><text:span text:style-name="T15">V. Storing client information</text:span></text:p>
      <text:p text:style-name="P1">store client information, then add to file after connection is terminated</text:p>
      <text:p text:style-name="P1">identify clients by IP address</text:p>
      <text:p text:style-name="P1"/>
      <text:p text:style-name="P1">Store information about what requests the client makes and what files the</text:p>
      <text:p text:style-name="P1">client has based on the information the server has (probably just add to</text:p>
      <text:p text:style-name="P1">a list with every PULL request the client makes)</text:p>
      <text:p text:style-name="P1"><text:s text:c="4"/>- it's easy to just append with a log, but keeping a running list of</text:p>
      <text:p text:style-name="P1"><text:s text:c="6"/>files is going to be a little more involved</text:p>
      <text:p text:style-name="P1"/>
      <text:p text:style-name="P1">Lock: boolean flag indicating that the file is open</text:p>
      <text:p text:style-name="P1"/>
      <text:p text:style-name="P1">Need to determine how we're going to store all of this.</text:p>
      <text:p text:style-name="P17"><text:span text:style-name="T14"/></text:p>
      <text:p text:style-name="P17"><text:span text:style-name="T15">V. Multi-threading</text:span></text:p>
      <text:p text:style-name="P1"/>
      <text:p text:style-name="P1">pthreads(): uses a single port instead of multiple ports, makes clients simpler</text:p>
      <text:p text:style-name="P1">and hides details that they don't really need to know</text:p>
      <text:p text:style-name="P1"/>
      <text:p text:style-name="P19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n9sk </meta:initial-creator>
    <meta:creation-date>2018-04-23T21:05:01.946845379</meta:creation-date>
    <dc:date>2018-04-23T21:59:15.025925761</dc:date>
    <dc:creator>tn9sk </dc:creator>
    <meta:editing-duration>PT38M54S</meta:editing-duration>
    <meta:editing-cycles>15</meta:editing-cycles>
    <meta:generator>LibreOffice/5.0.6.2$Linux_X86_64 LibreOffice_project/00$Build-2</meta:generator>
    <meta:document-statistic meta:table-count="0" meta:image-count="0" meta:object-count="0" meta:page-count="3" meta:paragraph-count="104" meta:word-count="863" meta:character-count="5190" meta:non-whitespace-character-count="4135"/>
  </office:meta>
</office:document-meta>
</file>